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1" svg:font-family="Consolas, 'Andale Mono WT', 'Andale Mono', 'Lucida Console', 'Lucida Sans Typewriter', 'DejaVu Sans Mono', 'Bitstream Vera Sans Mono', 'Liberation Mono', 'Nimbus Mono L', Monaco, 'Courier New', Courier, monospace"/>
    <style:font-face style:name="Whitney" svg:font-family="Whitney, 'Helvetica Neue', Helvetica, Arial,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0b5ae6"/>
    </style:style>
    <style:style style:name="P2" style:family="paragraph" style:parent-style-name="Standard">
      <style:text-properties officeooo:rsid="000b5ae6" officeooo:paragraph-rsid="000b5ae6"/>
    </style:style>
    <style:style style:name="P3" style:family="paragraph" style:parent-style-name="Standard">
      <style:text-properties officeooo:rsid="00102fea" officeooo:paragraph-rsid="00102fea"/>
    </style:style>
    <style:style style:name="P4" style:family="paragraph" style:parent-style-name="Standard">
      <style:text-properties officeooo:paragraph-rsid="00102fea"/>
    </style:style>
    <style:style style:name="P5" style:family="paragraph" style:parent-style-name="Standard">
      <style:text-properties fo:font-size="14pt" fo:font-weight="bold" officeooo:rsid="00102fea" officeooo:paragraph-rsid="00102fea" style:font-size-asian="12.25pt" style:font-weight-asian="bold" style:font-size-complex="14pt" style:font-weight-complex="bold"/>
    </style:style>
    <style:style style:name="P6" style:family="paragraph" style:parent-style-name="Standard">
      <style:text-properties fo:font-size="14pt" fo:font-weight="bold" officeooo:rsid="00139354" officeooo:paragraph-rsid="00139354" style:font-size-asian="12.25pt" style:font-weight-asian="bold" style:font-size-complex="14pt" style:font-weight-complex="bold"/>
    </style:style>
    <style:style style:name="P7" style:family="paragraph" style:parent-style-name="Standard">
      <style:text-properties fo:font-size="14pt" fo:font-weight="bold" officeooo:rsid="001863b8" officeooo:paragraph-rsid="001a31a9" style:font-size-asian="12.25pt" style:font-weight-asian="bold" style:font-size-complex="14pt" style:font-weight-complex="bold"/>
    </style:style>
    <style:style style:name="P8" style:family="paragraph" style:parent-style-name="Standard">
      <style:text-properties officeooo:paragraph-rsid="0011c389"/>
    </style:style>
    <style:style style:name="P9" style:family="paragraph" style:parent-style-name="Standard">
      <style:text-properties fo:font-weight="normal" officeooo:paragraph-rsid="00139354" style:font-weight-asian="normal" style:font-weight-complex="normal"/>
    </style:style>
    <style:style style:name="P10" style:family="paragraph" style:parent-style-name="Standard">
      <style:text-properties fo:font-weight="bold" officeooo:rsid="0011c389" officeooo:paragraph-rsid="0011c389" style:font-weight-asian="bold" style:font-weight-complex="bold"/>
    </style:style>
    <style:style style:name="P11" style:family="paragraph" style:parent-style-name="Standard">
      <style:text-properties fo:font-size="11pt" fo:font-weight="normal" officeooo:rsid="0016d3d4" officeooo:paragraph-rsid="00139354" style:font-size-asian="9.60000038146973pt" style:font-weight-asian="normal" style:font-size-complex="11pt" style:font-weight-complex="normal"/>
    </style:style>
    <style:style style:name="P12" style:family="paragraph" style:parent-style-name="Standard">
      <style:text-properties fo:font-size="11pt" fo:font-weight="normal" officeooo:rsid="001863b8" officeooo:paragraph-rsid="001863b8" style:font-size-asian="9.60000038146973pt" style:font-weight-asian="normal" style:font-size-complex="11pt" style:font-weight-complex="normal"/>
    </style:style>
    <style:style style:name="P13" style:family="paragraph" style:parent-style-name="Standard">
      <style:text-properties fo:font-size="11pt" fo:font-weight="normal" officeooo:rsid="001a31a9" officeooo:paragraph-rsid="001c2952" style:font-size-asian="9.60000038146973pt" style:font-weight-asian="normal" style:font-size-complex="11pt" style:font-weight-complex="normal"/>
    </style:style>
    <style:style style:name="P14" style:family="paragraph" style:parent-style-name="Standard">
      <style:text-properties fo:font-size="11pt" fo:font-weight="normal" officeooo:rsid="00232b45" officeooo:paragraph-rsid="001a31a9" style:font-size-asian="9.60000038146973pt" style:font-weight-asian="normal" style:font-size-complex="11pt" style:font-weight-complex="normal"/>
    </style:style>
    <style:style style:name="P15" style:family="paragraph" style:parent-style-name="Standard">
      <style:text-properties fo:font-size="11pt" fo:font-style="normal" fo:font-weight="normal" officeooo:rsid="001c2952" officeooo:paragraph-rsid="001c2952" style:font-size-asian="9.60000038146973pt" style:font-style-asian="normal" style:font-weight-asian="normal" style:font-size-complex="11pt" style:font-style-complex="normal" style:font-weight-complex="normal"/>
    </style:style>
    <style:style style:name="P16" style:family="paragraph" style:parent-style-name="Standard">
      <style:text-properties fo:font-size="11pt" fo:font-style="normal" fo:font-weight="normal" officeooo:rsid="001d4490" officeooo:paragraph-rsid="001c2952" style:font-size-asian="9.60000038146973pt" style:font-style-asian="normal" style:font-weight-asian="normal" style:font-size-complex="11pt" style:font-style-complex="normal" style:font-weight-complex="normal"/>
    </style:style>
    <style:style style:name="P17" style:family="paragraph" style:parent-style-name="Standard">
      <style:text-properties fo:font-size="11pt" fo:font-style="normal" fo:font-weight="normal" officeooo:rsid="001d4490" officeooo:paragraph-rsid="001dead2" style:font-size-asian="9.60000038146973pt" style:font-style-asian="normal" style:font-weight-asian="normal" style:font-size-complex="11pt" style:font-style-complex="normal" style:font-weight-complex="normal"/>
    </style:style>
    <style:style style:name="P18" style:family="paragraph" style:parent-style-name="Standard">
      <style:text-properties fo:font-size="11pt" fo:font-style="normal" fo:font-weight="normal" officeooo:rsid="001d4490" officeooo:paragraph-rsid="001d4490" style:font-size-asian="9.60000038146973pt" style:font-style-asian="normal" style:font-weight-asian="normal" style:font-size-complex="11pt" style:font-style-complex="normal" style:font-weight-complex="normal"/>
    </style:style>
    <style:style style:name="P19" style:family="paragraph" style:parent-style-name="Standard">
      <style:text-properties fo:font-size="11pt" fo:font-style="normal" fo:font-weight="normal" officeooo:rsid="001dead2" officeooo:paragraph-rsid="001dead2" style:font-size-asian="9.60000038146973pt" style:font-style-asian="normal" style:font-weight-asian="normal" style:font-size-complex="11pt" style:font-style-complex="normal" style:font-weight-complex="normal"/>
    </style:style>
    <style:style style:name="P20" style:family="paragraph" style:parent-style-name="Standard">
      <style:text-properties fo:font-size="11pt" fo:font-style="normal" fo:font-weight="normal" officeooo:rsid="001dead2" officeooo:paragraph-rsid="001d4490" style:font-size-asian="9.60000038146973pt" style:font-style-asian="normal" style:font-weight-asian="normal" style:font-size-complex="11pt" style:font-style-complex="normal" style:font-weight-complex="normal"/>
    </style:style>
    <style:style style:name="P21" style:family="paragraph" style:parent-style-name="Standard">
      <style:text-properties fo:font-size="11pt" fo:font-style="normal" fo:font-weight="normal" officeooo:rsid="001dead2" officeooo:paragraph-rsid="001fcbf1" style:font-size-asian="9.60000038146973pt" style:font-style-asian="normal" style:font-weight-asian="normal" style:font-size-complex="11pt" style:font-style-complex="normal" style:font-weight-complex="normal"/>
    </style:style>
    <style:style style:name="P22" style:family="paragraph" style:parent-style-name="Standard">
      <style:text-properties fo:font-size="11pt" fo:font-style="normal" fo:font-weight="normal" officeooo:rsid="001fcbf1" officeooo:paragraph-rsid="001fcbf1" style:font-size-asian="9.60000038146973pt" style:font-style-asian="normal" style:font-weight-asian="normal" style:font-size-complex="11pt" style:font-style-complex="normal" style:font-weight-complex="normal"/>
    </style:style>
    <style:style style:name="P23" style:family="paragraph" style:parent-style-name="Standard">
      <style:text-properties fo:font-size="11pt" fo:font-weight="bold" officeooo:rsid="00232b45" officeooo:paragraph-rsid="00232b45" style:font-size-asian="9.60000038146973pt" style:font-weight-asian="bold" style:font-size-complex="11pt" style:font-weight-complex="bold"/>
    </style:style>
    <style:style style:name="P24" style:family="paragraph" style:parent-style-name="Standard">
      <style:text-properties officeooo:paragraph-rsid="001863b8"/>
    </style:style>
    <style:style style:name="P25" style:family="paragraph" style:parent-style-name="Standard">
      <style:text-properties officeooo:paragraph-rsid="001c2952"/>
    </style:style>
    <style:style style:name="P26" style:family="paragraph" style:parent-style-name="Standard">
      <style:text-properties officeooo:rsid="001d4490" officeooo:paragraph-rsid="001dead2"/>
    </style:style>
    <style:style style:name="P27" style:family="paragraph" style:parent-style-name="Standard">
      <style:text-properties officeooo:paragraph-rsid="001d4490"/>
    </style:style>
    <style:style style:name="P28" style:family="paragraph" style:parent-style-name="Standard">
      <style:text-properties officeooo:rsid="001fcbf1" officeooo:paragraph-rsid="001fcbf1"/>
    </style:style>
    <style:style style:name="P29" style:family="paragraph" style:parent-style-name="Standard">
      <style:text-properties officeooo:paragraph-rsid="001fcbf1"/>
    </style:style>
    <style:style style:name="P30" style:family="paragraph" style:parent-style-name="Standard">
      <style:text-properties fo:font-size="18pt" fo:font-weight="bold" officeooo:rsid="00232b45" officeooo:paragraph-rsid="00232b45" style:font-size-asian="15.75pt" style:font-weight-asian="bold" style:font-size-complex="18pt" style:font-weight-complex="bold"/>
    </style:style>
    <style:style style:name="P31" style:family="paragraph" style:parent-style-name="Standard">
      <style:text-properties officeooo:rsid="00227c8b" officeooo:paragraph-rsid="00227c8b"/>
    </style:style>
    <style:style style:name="P32" style:family="paragraph" style:parent-style-name="Standard">
      <style:text-properties officeooo:paragraph-rsid="00240bfd"/>
    </style:style>
    <style:style style:name="P33" style:family="paragraph" style:parent-style-name="Standard">
      <style:text-properties fo:font-size="11pt" fo:font-weight="normal" officeooo:rsid="0027b846" officeooo:paragraph-rsid="0027b846" style:font-size-asian="9.60000038146973pt" style:font-weight-asian="normal" style:font-size-complex="11pt" style:font-weight-complex="normal"/>
    </style:style>
    <style:style style:name="P34" style:family="paragraph" style:parent-style-name="Standard">
      <style:text-properties officeooo:rsid="0027b846" officeooo:paragraph-rsid="0027b846"/>
    </style:style>
    <style:style style:name="P35" style:family="paragraph" style:parent-style-name="Standard">
      <style:text-properties officeooo:paragraph-rsid="0027b846"/>
    </style:style>
    <style:style style:name="P36" style:family="paragraph" style:parent-style-name="Standard">
      <style:text-properties style:font-name="Liberation Serif" fo:font-size="11pt" fo:font-weight="normal" officeooo:rsid="0027b846" officeooo:paragraph-rsid="0027b846" style:font-size-asian="9.60000038146973pt" style:font-weight-asian="normal" style:font-size-complex="11pt" style:font-weight-complex="normal"/>
    </style:style>
    <style:style style:name="P37" style:family="paragraph" style:parent-style-name="Standard">
      <style:text-properties fo:font-size="12pt" fo:font-weight="normal" officeooo:rsid="0027b846" officeooo:paragraph-rsid="0027b846" style:font-size-asian="12pt" style:font-weight-asian="normal" style:font-size-complex="12pt" style:font-weight-complex="normal"/>
    </style:style>
    <style:style style:name="T1" style:family="text">
      <style:text-properties fo:font-size="18pt" fo:font-weight="bold" officeooo:rsid="000b5ae6" style:font-size-asian="15.75pt" style:font-weight-asian="bold" style:font-size-complex="18pt" style:font-weight-complex="bold"/>
    </style:style>
    <style:style style:name="T2" style:family="text">
      <style:text-properties fo:font-size="18pt" officeooo:rsid="000b5ae6" style:font-size-asian="15.75pt" style:font-size-complex="18pt"/>
    </style:style>
    <style:style style:name="T3" style:family="text">
      <style:text-properties fo:font-size="18pt" officeooo:rsid="00227c8b" style:font-size-asian="15.75pt" style:font-size-complex="18pt"/>
    </style:style>
    <style:style style:name="T4" style:family="text">
      <style:text-properties fo:font-size="18pt" officeooo:rsid="0018a33e" style:font-size-asian="15.75pt" style:font-size-complex="18pt"/>
    </style:style>
    <style:style style:name="T5" style:family="text">
      <style:text-properties fo:font-size="18pt" officeooo:rsid="00295482" style:font-size-asian="15.75pt" style:font-size-complex="18pt"/>
    </style:style>
    <style:style style:name="T6" style:family="text">
      <style:text-properties fo:font-size="11pt" fo:font-style="italic" officeooo:rsid="00227c8b" style:font-size-asian="9.60000038146973pt" style:font-style-asian="italic" style:font-size-complex="11pt" style:font-style-complex="italic"/>
    </style:style>
    <style:style style:name="T7"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8" style:family="text">
      <style:text-properties fo:font-size="11pt" fo:font-style="italic" fo:font-weight="bold" officeooo:rsid="001c2952" style:font-size-asian="9.60000038146973pt" style:font-style-asian="italic" style:font-weight-asian="bold" style:font-size-complex="11pt" style:font-style-complex="italic" style:font-weight-complex="bold"/>
    </style:style>
    <style:style style:name="T9" style:family="text">
      <style:text-properties fo:font-size="11pt" fo:font-style="italic" fo:font-weight="bold" officeooo:rsid="001d4490" style:font-size-asian="9.60000038146973pt" style:font-style-asian="italic" style:font-weight-asian="bold" style:font-size-complex="11pt" style:font-style-complex="italic" style:font-weight-complex="bold"/>
    </style:style>
    <style:style style:name="T10" style:family="text">
      <style:text-properties fo:font-size="11pt" fo:font-style="italic" fo:font-weight="bold" officeooo:rsid="001dead2" style:font-size-asian="9.60000038146973pt" style:font-style-asian="italic" style:font-weight-asian="bold" style:font-size-complex="11pt" style:font-style-complex="italic" style:font-weight-complex="bold"/>
    </style:style>
    <style:style style:name="T11" style:family="text">
      <style:text-properties fo:font-size="11pt" fo:font-style="italic" fo:font-weight="bold" officeooo:rsid="001fcbf1" style:font-size-asian="9.60000038146973pt" style:font-style-asian="italic" style:font-weight-asian="bold" style:font-size-complex="11pt" style:font-style-complex="italic" style:font-weight-complex="bold"/>
    </style:style>
    <style:style style:name="T12" style:family="text">
      <style:text-properties fo:font-size="11pt" fo:font-style="italic" fo:font-weight="bold" officeooo:rsid="00257a9c" style:font-size-asian="9.60000038146973pt" style:font-style-asian="italic" style:font-weight-asian="bold" style:font-size-complex="11pt" style:font-style-complex="italic" style:font-weight-complex="bold"/>
    </style:style>
    <style:style style:name="T13" style:family="text">
      <style:text-properties fo:font-size="11pt" style:font-size-asian="9.60000038146973pt" style:font-size-complex="11pt"/>
    </style:style>
    <style:style style:name="T14" style:family="text">
      <style:text-properties fo:font-size="11pt" officeooo:rsid="0011c389" style:font-size-asian="9.60000038146973pt" style:font-size-complex="11pt"/>
    </style:style>
    <style:style style:name="T15" style:family="text">
      <style:text-properties fo:font-size="11pt" officeooo:rsid="0014d605" style:font-size-asian="9.60000038146973pt" style:font-size-complex="11pt"/>
    </style:style>
    <style:style style:name="T16" style:family="text">
      <style:text-properties fo:font-size="11pt" officeooo:rsid="0016d3d4" style:font-size-asian="9.60000038146973pt" style:font-size-complex="11pt"/>
    </style:style>
    <style:style style:name="T17" style:family="text">
      <style:text-properties fo:font-size="11pt" officeooo:rsid="0027b846" style:font-size-asian="9.60000038146973pt" style:font-size-complex="11pt"/>
    </style:style>
    <style:style style:name="T18" style:family="text">
      <style:text-properties fo:font-size="11pt" fo:font-weight="normal" style:font-size-asian="9.60000038146973pt" style:font-weight-asian="normal" style:font-size-complex="11pt" style:font-weight-complex="normal"/>
    </style:style>
    <style:style style:name="T19" style:family="text">
      <style:text-properties fo:font-size="11pt" fo:font-weight="normal" officeooo:rsid="001863b8" style:font-size-asian="9.60000038146973pt" style:font-weight-asian="normal" style:font-size-complex="11pt" style:font-weight-complex="normal"/>
    </style:style>
    <style:style style:name="T20" style:family="text">
      <style:text-properties fo:font-size="11pt" fo:font-weight="normal" officeooo:rsid="0018a33e" style:font-size-asian="9.60000038146973pt" style:font-weight-asian="normal" style:font-size-complex="11pt" style:font-weight-complex="normal"/>
    </style:style>
    <style:style style:name="T21" style:family="text">
      <style:text-properties fo:font-size="11pt" fo:font-weight="normal" officeooo:rsid="001a31a9" style:font-size-asian="9.60000038146973pt" style:font-weight-asian="normal" style:font-size-complex="11pt" style:font-weight-complex="normal"/>
    </style:style>
    <style:style style:name="T22" style:family="text">
      <style:text-properties fo:font-size="11pt" fo:font-weight="normal" officeooo:rsid="001c2952" style:font-size-asian="9.60000038146973pt" style:font-weight-asian="normal" style:font-size-complex="11pt" style:font-weight-complex="normal"/>
    </style:style>
    <style:style style:name="T23" style:family="text">
      <style:text-properties fo:font-size="11pt" fo:font-weight="normal" officeooo:rsid="00232b45" style:font-size-asian="9.60000038146973pt" style:font-weight-asian="normal" style:font-size-complex="11pt" style:font-weight-complex="normal"/>
    </style:style>
    <style:style style:name="T24" style:family="text">
      <style:text-properties fo:font-size="11pt" fo:font-weight="normal" officeooo:rsid="001accab" style:font-size-asian="9.60000038146973pt" style:font-weight-asian="normal" style:font-size-complex="11pt" style:font-weight-complex="normal"/>
    </style:style>
    <style:style style:name="T25"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26" style:family="text">
      <style:text-properties fo:font-size="11pt" fo:font-style="normal" fo:font-weight="normal" officeooo:rsid="001c2952" style:font-size-asian="9.60000038146973pt" style:font-style-asian="normal" style:font-weight-asian="normal" style:font-size-complex="11pt" style:font-style-complex="normal" style:font-weight-complex="normal"/>
    </style:style>
    <style:style style:name="T27" style:family="text">
      <style:text-properties fo:font-size="11pt" fo:font-style="normal" fo:font-weight="normal" officeooo:rsid="001d4490" style:font-size-asian="9.60000038146973pt" style:font-style-asian="normal" style:font-weight-asian="normal" style:font-size-complex="11pt" style:font-style-complex="normal" style:font-weight-complex="normal"/>
    </style:style>
    <style:style style:name="T28" style:family="text">
      <style:text-properties fo:font-size="11pt" fo:font-style="normal" fo:font-weight="normal" officeooo:rsid="001dead2" style:font-size-asian="9.60000038146973pt" style:font-style-asian="normal" style:font-weight-asian="normal" style:font-size-complex="11pt" style:font-style-complex="normal" style:font-weight-complex="normal"/>
    </style:style>
    <style:style style:name="T29" style:family="text">
      <style:text-properties fo:font-size="11pt" fo:font-style="normal" fo:font-weight="normal" officeooo:rsid="001fcbf1" style:font-size-asian="9.60000038146973pt" style:font-style-asian="normal" style:font-weight-asian="normal" style:font-size-complex="11pt" style:font-style-complex="normal" style:font-weight-complex="normal"/>
    </style:style>
    <style:style style:name="T30" style:family="text">
      <style:text-properties fo:font-size="11pt" fo:font-style="normal" fo:font-weight="normal" officeooo:rsid="00222fee" style:font-size-asian="9.60000038146973pt" style:font-style-asian="normal" style:font-weight-asian="normal" style:font-size-complex="11pt" style:font-style-complex="normal" style:font-weight-complex="normal"/>
    </style:style>
    <style:style style:name="T31" style:family="text">
      <style:text-properties fo:font-size="11pt" fo:font-style="normal" fo:font-weight="normal" officeooo:rsid="00232b45" style:font-size-asian="9.60000038146973pt" style:font-style-asian="normal" style:font-weight-asian="normal" style:font-size-complex="11pt" style:font-style-complex="normal" style:font-weight-complex="normal"/>
    </style:style>
    <style:style style:name="T32" style:family="text">
      <style:text-properties fo:font-size="11pt" fo:font-style="normal" fo:font-weight="normal" officeooo:rsid="00257a9c" style:font-size-asian="9.60000038146973pt" style:font-style-asian="normal" style:font-weight-asian="normal" style:font-size-complex="11pt" style:font-style-complex="normal" style:font-weight-complex="normal"/>
    </style:style>
    <style:style style:name="T33"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34" style:family="text">
      <style:text-properties fo:font-size="11pt" fo:font-style="normal" fo:font-weight="bold" officeooo:rsid="001d4490" style:font-size-asian="9.60000038146973pt" style:font-style-asian="normal" style:font-weight-asian="bold" style:font-size-complex="11pt" style:font-style-complex="normal" style:font-weight-complex="bold"/>
    </style:style>
    <style:style style:name="T35" style:family="text">
      <style:text-properties fo:font-size="11pt" fo:font-style="normal" fo:font-weight="bold" officeooo:rsid="001fcbf1" style:font-size-asian="9.60000038146973pt" style:font-style-asian="normal" style:font-weight-asian="bold" style:font-size-complex="11pt" style:font-style-complex="normal" style:font-weight-complex="bold"/>
    </style:style>
    <style:style style:name="T36" style:family="text">
      <style:text-properties fo:font-size="11pt" fo:font-style="normal" fo:font-weight="bold" officeooo:rsid="00232b45" style:font-size-asian="9.60000038146973pt" style:font-style-asian="normal" style:font-weight-asian="bold" style:font-size-complex="11pt" style:font-style-complex="normal" style:font-weight-complex="bold"/>
    </style:style>
    <style:style style:name="T37" style:family="text">
      <style:text-properties officeooo:rsid="00102fea"/>
    </style:style>
    <style:style style:name="T38" style:family="text">
      <style:text-properties officeooo:rsid="0011c389"/>
    </style:style>
    <style:style style:name="T39" style:family="text">
      <style:text-properties fo:font-weight="bold" officeooo:rsid="0016d3d4" style:font-weight-asian="bold" style:font-weight-complex="bold"/>
    </style:style>
    <style:style style:name="T40" style:family="text">
      <style:text-properties fo:font-weight="bold" officeooo:rsid="0011c389" style:font-weight-asian="bold" style:font-weight-complex="bold"/>
    </style:style>
    <style:style style:name="T41" style:family="text">
      <style:text-properties fo:font-weight="bold" officeooo:rsid="00227c8b" style:font-weight-asian="bold" style:font-weight-complex="bold"/>
    </style:style>
    <style:style style:name="T42" style:family="text">
      <style:text-properties fo:font-weight="bold" officeooo:rsid="00232b45" style:font-weight-asian="bold" style:font-weight-complex="bold"/>
    </style:style>
    <style:style style:name="T43" style:family="text">
      <style:text-properties fo:font-size="14pt" fo:font-weight="bold" officeooo:rsid="001813ab" style:font-size-asian="14pt" style:font-weight-asian="bold" style:font-size-complex="14pt" style:font-weight-complex="bold"/>
    </style:style>
    <style:style style:name="T44" style:family="text">
      <style:text-properties fo:font-size="14pt" fo:font-weight="bold" officeooo:rsid="001a31a9" style:font-size-asian="12.25pt" style:font-weight-asian="bold" style:font-size-complex="14pt" style:font-weight-complex="bold"/>
    </style:style>
    <style:style style:name="T45" style:family="text">
      <style:text-properties officeooo:rsid="0018a33e"/>
    </style:style>
    <style:style style:name="T46" style:family="text">
      <style:text-properties officeooo:rsid="001a31a9"/>
    </style:style>
    <style:style style:name="T47" style:family="text">
      <style:text-properties officeooo:rsid="00227c8b"/>
    </style:style>
    <style:style style:name="T48" style:family="text">
      <style:text-properties fo:font-weight="normal" officeooo:rsid="00227c8b" style:font-weight-asian="normal" style:font-weight-complex="normal"/>
    </style:style>
    <style:style style:name="T49" style:family="text">
      <style:text-properties fo:font-weight="normal" officeooo:rsid="00232b45" style:font-weight-asian="normal" style:font-weight-complex="normal"/>
    </style:style>
    <style:style style:name="T50" style:family="text">
      <style:text-properties fo:font-weight="normal" officeooo:rsid="00240bfd" style:font-weight-asian="normal" style:font-weight-complex="normal"/>
    </style:style>
    <style:style style:name="T51" style:family="text">
      <style:text-properties officeooo:rsid="00232b45"/>
    </style:style>
    <style:style style:name="T52" style:family="text">
      <style:text-properties officeooo:rsid="00240bfd"/>
    </style:style>
    <style:style style:name="T53" style:family="text">
      <style:text-properties fo:font-size="12pt" loext:padding="0cm" loext:border="none"/>
    </style:style>
    <style:style style:name="T54" style:family="text">
      <style:text-properties style:font-name="inherit" fo:font-size="12pt" loext:padding="0cm" loext:border="none"/>
    </style:style>
    <style:style style:name="T55" style:family="text">
      <style:text-properties style:font-name="Liberation Serif" fo:font-size="12pt" loext:padding="0cm" loext:border="none"/>
    </style:style>
    <style:style style:name="T56" style:family="text">
      <style:text-properties style:use-window-font-color="true" loext:opacity="0%" style:font-name="Liberation Serif" fo:font-size="9.5pt" style:font-size-asian="9.5pt"/>
    </style:style>
    <style:style style:name="T57" style:family="text">
      <style:text-properties style:use-window-font-color="true" loext:opacity="0%" style:font-name="Liberation Serif"/>
    </style:style>
    <style:style style:name="T58" style:family="text">
      <style:text-properties style:use-window-font-color="true" loext:opacity="0%" style:font-name="Liberation Serif" fo:font-size="12pt" fo:font-weight="normal" officeooo:rsid="0027b846" style:font-size-asian="10.5pt" style:font-weight-asian="normal" style:font-size-complex="12pt" style:font-weight-complex="normal"/>
    </style:style>
    <style:style style:name="T59" style:family="text">
      <style:text-properties style:use-window-font-color="true" loext:opacity="0%" style:font-name="Liberation Serif" fo:font-size="12pt" fo:font-weight="normal" style:font-size-asian="10.5pt" style:font-weight-asian="normal" style:font-size-complex="12pt" style:font-weight-complex="normal"/>
    </style:style>
    <style:style style:name="T60" style:family="text">
      <style:text-properties style:use-window-font-color="true" loext:opacity="0%" style:font-name="Liberation Serif" fo:font-size="12pt" fo:font-weight="normal" officeooo:rsid="0029155f" style:font-size-asian="10.5pt" style:font-weight-asian="normal" style:font-size-complex="12pt" style:font-weight-complex="normal"/>
    </style:style>
    <style:style style:name="T61" style:family="text">
      <style:text-properties style:use-window-font-color="true" loext:opacity="0%" style:font-name="Liberation Serif" fo:font-size="12pt" fo:font-weight="bold" officeooo:rsid="0027b846" style:font-size-asian="10.5pt" style:font-weight-asian="bold" style:font-size-complex="12pt" style:font-weight-complex="bold"/>
    </style:style>
    <style:style style:name="T62" style:family="text">
      <style:text-properties style:use-window-font-color="true" loext:opacity="0%" style:font-name="Liberation Serif" fo:font-size="12pt" fo:font-weight="bold" style:font-size-asian="10.5pt" style:font-weight-asian="bold" style:font-size-complex="12pt" style:font-weight-complex="bold"/>
    </style:style>
    <style:style style:name="T63" style:family="text">
      <style:text-properties style:use-window-font-color="true" loext:opacity="0%" style:font-name="Liberation Serif" fo:font-size="12pt" fo:font-style="normal" style:text-underline-style="none" fo:font-weight="normal" officeooo:rsid="0029155f" style:font-size-asian="12pt" style:font-style-asian="normal" style:font-weight-asian="normal" style:font-size-complex="12pt" style:font-style-complex="normal" style:font-weight-complex="normal"/>
    </style:style>
    <style:style style:name="T64" style:family="text">
      <style:text-properties style:use-window-font-color="true" loext:opacity="0%" style:font-name="Liberation Serif"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65" style:family="text">
      <style:text-properties style:use-window-font-color="true" loext:opacity="0%" style:font-name="Liberation Serif" fo:font-size="18pt" fo:font-style="italic" style:text-underline-style="solid" style:text-underline-width="auto" style:text-underline-color="font-color" fo:font-weight="bold" officeooo:rsid="0029155f" style:font-size-asian="18pt" style:font-style-asian="italic" style:font-weight-asian="bold" style:font-size-complex="18pt" style:font-style-complex="italic" style:font-weight-complex="bold"/>
    </style:style>
    <style:style style:name="T66" style:family="text">
      <style:text-properties style:use-window-font-color="true" loext:opacity="0%" style:font-name="Liberation Serif" fo:font-size="18pt" fo:font-style="italic" style:text-underline-style="solid" style:text-underline-width="auto" style:text-underline-color="font-color" fo:font-weight="normal" officeooo:rsid="0029155f" style:font-size-asian="18pt" style:font-style-asian="italic" style:font-weight-asian="normal" style:font-size-complex="18pt" style:font-style-complex="italic" style:font-weight-complex="normal"/>
    </style:style>
    <style:style style:name="T67" style:family="text">
      <style:text-properties style:use-window-font-color="true" loext:opacity="0%" style:font-name="Liberation Serif" fo:font-size="18pt" fo:font-style="normal" style:text-underline-style="solid" style:text-underline-width="auto" style:text-underline-color="font-color" fo:font-weight="normal" officeooo:rsid="0029155f" style:font-size-asian="18pt" style:font-style-asian="normal" style:font-weight-asian="normal" style:font-size-complex="18pt" style:font-style-complex="normal" style:font-weight-complex="normal"/>
    </style:style>
    <style:style style:name="T68" style:family="text">
      <style:text-properties style:use-window-font-color="true" loext:opacity="0%" style:font-name="Liberation Serif" fo:font-size="18pt" fo:font-style="normal" style:text-underline-style="none" fo:font-weight="normal" officeooo:rsid="0029155f" style:font-size-asian="18pt" style:font-style-asian="normal" style:font-weight-asian="normal" style:font-size-complex="18pt" style:font-style-complex="normal" style:font-weight-complex="normal"/>
    </style:style>
    <style:style style:name="T69" style:family="text">
      <style:text-properties style:use-window-font-color="true" loext:opacity="0%" style:font-name="Liberation Serif" fo:font-size="11pt" fo:font-style="normal" style:text-underline-style="none" fo:font-weight="normal" officeooo:rsid="0029155f" style:font-size-asian="9.60000038146973pt" style:font-style-asian="normal" style:font-weight-asian="normal" style:font-size-complex="11pt" style:font-style-complex="normal" style:font-weight-complex="normal"/>
    </style:style>
    <style:style style:name="T70" style:family="text">
      <style:text-properties style:use-window-font-color="true" loext:opacity="0%" style:font-name="Liberation Serif" fo:font-size="11pt" fo:font-style="normal" style:text-underline-style="none" fo:font-weight="normal" officeooo:rsid="0029c484" style:font-size-asian="9.60000038146973pt" style:font-style-asian="normal" style:font-weight-asian="normal" style:font-size-complex="11pt" style:font-style-complex="normal" style:font-weight-complex="normal"/>
    </style:style>
    <style:style style:name="T71" style:family="text">
      <style:text-properties officeooo:rsid="002954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his is an updated technology demonstration of the Lightning game engine. <text:span text:style-name="T52">I (and one other person) have been developing Lightning basically daily since the last </text:span></text:p>
      <text:p text:style-name="P2"/>
      <text:p text:style-name="P4"><text:span text:style-name="T37">This executable package demonstrates many of the technical features of the Lightning game engine, such as the DataModel, Services, </text:span><text:span text:style-name="T45">rendering, </text:span><text:span text:style-name="T37">DDMS (Dynamic DataModel Serialiser), GlobalSettings, </text:span><text:span text:style-name="T38">LGX files,</text:span><text:span text:style-name="T37"> </text:span><text:span text:style-name="T47">Lua scripting, </text:span><text:span text:style-name="T51">the Polaris IDE (very early build), </text:span><text:span text:style-name="T47">3D sound using SDL2_mixer, </text:span><text:span text:style-name="T37">and more. </text:span></text:p>
      <text:p text:style-name="P3"/>
      <text:p text:style-name="P5">Warning</text:p>
      <text:p text:style-name="P8"><text:span text:style-name="T37">There is no </text:span><text:span text:style-name="T38">supported </text:span><text:span text:style-name="T37">facility for the usage of any of the DataModel APIs, as the API set is extremely early and </text:span><text:span text:style-name="T38">any component</text:span><text:span text:style-name="T37"> </text:span><text:span text:style-name="T51">is </text:span><text:span text:style-name="T37">subject to change or removal. </text:span></text:p>
      <text:p text:style-name="P8"/>
      <text:p text:style-name="P8"><text:span text:style-name="T38">The</text:span><text:span text:style-name="T37"> core of the system (DataModel, the Service Control Manager, Workspace, etc</text:span><text:span text:style-name="T38">)</text:span><text:span text:style-name="T37"> are fairly stable and somewhat tested, but are </text:span><text:span text:style-name="T38">still subject to change and removal in any way. Therefore, there are no facilities available for the usage of Lightning game development APIs in this version.</text:span></text:p>
      <text:p text:style-name="P4"/>
      <text:p text:style-name="P32"><text:span text:style-name="T47">Lua scripting has only recently been implemented, and there is currently </text:span><text:span text:style-name="T41">NO SANDBOXING OR AVAILABLE APIS </text:span><text:span text:style-name="T42">OTHER THAN AN ENTIRELY UNTESTED TEST FUNCTION</text:span><text:span text:style-name="T41">! </text:span><text:span text:style-name="T48">The script provided is just a demonstration that allows </text:span><text:span text:style-name="T49">you to see Lua integrated with the engine. You are free to play around, but you won’t be able to use anything for </text:span><text:span text:style-name="T50">actual game development.</text:span></text:p>
      <text:p text:style-name="P32"><text:span text:style-name="T46"><text:line-break/></text:span><text:span text:style-name="T40">This is a pre-alpha technology demonstration release and </text:span><text:span text:style-name="T43">SHOULD NOT BE USED FOR GAME DEVELOPMENT IN ANY CAPACITY UNDER ANY CIRCUMSTANCES.</text:span><text:span text:style-name="T40"> </text:span><text:span text:style-name="T39">Stability may vary. As this is a pre-alpha piece of software, no guarantee of quality or availability of functionality is provided.<text:line-break/></text:span><text:span text:style-name="T46"><text:line-break/></text:span><text:span text:style-name="T44">Design Overview (Preliminary – subject to change)</text:span></text:p>
      <text:p text:style-name="P25"><text:span text:style-name="T21">Lightning is a 2D (with future 3D extensions) game engine designed to be modular, fast, small, and easy to extend. Currently it is around 3 MB, with around </text:span><text:span text:style-name="T23">250 KB</text:span><text:span text:style-name="T21"> of actual engine code, </text:span><text:span text:style-name="T24">split across several DLLs – with the bulk (currently </text:span><text:span text:style-name="T23">142</text:span><text:span text:style-name="T24"> KB) being located in Lightning.Core.dll. </text:span></text:p>
      <text:p text:style-name="P13"/>
      <text:p text:style-name="P25"><text:span text:style-name="T22">Lightning is designed around the concept of a DataModel. The DataModel is a strict object hierarchy (parents must be superclasses of the children, children must derive from the classes of their parent) that every single user-API exposed object is a part of. The DataModel is implemented as a static class – </text:span><text:span text:style-name="T8">State</text:span><text:span text:style-name="T26"> (an InstanceCollection) is the first-level of the DataModel, and </text:span><text:span text:style-name="T8">Instances </text:span><text:span text:style-name="T26">are inserted into it or a child of it. </text:span></text:p>
      <text:p text:style-name="P15"/>
      <text:p text:style-name="P27"><text:span text:style-name="T26">I</text:span><text:span text:style-name="T27">nsertion is controlled by the InstanceCollection class – a custom IEnumerable and IEnumerator implementation that will automatically add an Instance to the root of the DataModel, the Workspace, or its Parent. This is determined – for Parent – by a parameter passed to the </text:span><text:span text:style-name="T9">Add</text:span><text:span text:style-name="T34"> </text:span><text:span text:style-name="T27">method, but if an object can be added to the root of the DataModel or Workspace is determiend by its </text:span><text:span text:style-name="T9">InstanceTags</text:span><text:span text:style-name="T27">, attributes that are specific to each instance tag – if </text:span><text:span text:style-name="T9">InstanceTags.ParentCanBeNull </text:span><text:span text:style-name="T27">is part of the InstanceTags for this particular Instance class (as defined in the </text:span><text:span text:style-name="T9">Attributes </text:span><text:span text:style-name="T27">property for a particular Instance), it will be added to the root of the DataModel if Parent is null – if it is not present in the flags, it will be removed from the root of the DataModel.</text:span></text:p>
      <text:p text:style-name="P15"/>
      <text:p text:style-name="P25"><text:span text:style-name="T26">When the DataModel is initialised or re-initialised (as a part of the game loading process) it initialises two Instances and places them into its children. One of these is the </text:span><text:span text:style-name="T8">Workspace</text:span><text:span text:style-name="T26">- which serves as the logical root of the DataModel -, and the other is the </text:span><text:span text:style-name="T8">ServiceControlManager</text:span><text:span text:style-name="T26">. The ServiceControlManager contains the </text:span><text:soft-page-break/><text:span text:style-name="T26">main loop and contains a collection of </text:span><text:span text:style-name="T8">Services</text:span><text:span text:style-name="T26">. A Service is like a process in </text:span><text:span text:style-name="T27">many other operating systems</text:span><text:span text:style-name="T26">; it is polled on a regular basis and </text:span><text:span text:style-name="T27">performs a particular set of services for the engine. </text:span><text:span text:style-name="T28">An infinite number of services can run</text:span><text:span text:style-name="T27"> – although only one of </text:span><text:span text:style-name="T28">any particular type c</text:span><text:span text:style-name="T27">an run at once</text:span><text:span text:style-name="T28">.</text:span><text:span text:style-name="T27"> Lightning’s main loop is more simple than you may think – at its core, it simply calls Poll() on all running services. (the current version only contains one – </text:span><text:span text:style-name="T9">RenderService</text:span><text:span text:style-name="T27">, which handles rendering) .</text:span></text:p>
      <text:p text:style-name="P16"/>
      <text:p text:style-name="P26"><text:span text:style-name="T25">Everything is XML; an entire game can be loaded from a single XML file. This is achieved with the </text:span><text:span text:style-name="T33">Dynamic DataModel Serialiser </text:span><text:span text:style-name="T25">(DDMS) component – implemented in the </text:span><text:span text:style-name="T33">DataModelSerialiser </text:span><text:span text:style-name="T31">and </text:span><text:span text:style-name="T36">DataModelDeserialiser </text:span><text:span text:style-name="T25">class – which is itself in the DataModel. It is a custom XML serialiser that is capable of converting XML and strings to DataModel objects. It works on the concept of file components – </text:span><text:span text:style-name="T33">GameMetadata - </text:span><text:span text:style-name="T25">containing metadata about the current game such as its author, its creation and modification dates, revision number, and name. The second part is – after GameMetadata is added to the Workspace – is </text:span><text:span text:style-name="T7">GameSettings. </text:span><text:span text:style-name="T25">GameSettings provides settings that are game-specific; they can be defined by the game or by the engine. <text:s/></text:span></text:p>
      <text:p text:style-name="P17"/>
      <text:p text:style-name="P26"><text:span text:style-name="T25">Currently there are several GameSettings that control things such as the window size </text:span><text:span text:style-name="T28">(</text:span><text:span text:style-name="T10">WindowHeight, WindowWidth)</text:span><text:span text:style-name="T25"> </text:span><text:span text:style-name="T28">a</text:span><text:span text:style-name="T25">nd title and if fullscreen mode is used </text:span><text:span text:style-name="T10">(Fullscreen) </text:span><text:span text:style-name="T25">– soon there will be far more. </text:span><text:span text:style-name="T28">Settings are loaded using XML defining their type, their name, and their value, </text:span><text:span text:style-name="T32">and the camera API </text:span><text:span text:style-name="T12">(FreeCameraMoveIntensityX, FreeCameraMoveIntensityY, ChaseCameraInFrontOrBehindObjectFactor, ChaseCameraAboveOrBelowObjectFactor)</text:span><text:span text:style-name="T28">. They are dynamically converted to their chosen type – these must be in the </text:span><text:span text:style-name="T10">System </text:span><text:span text:style-name="T28">namespace or any namespace beginning with </text:span><text:span text:style-name="T10">Lightning. </text:span></text:p>
      <text:p text:style-name="P19"/>
      <text:p text:style-name="P29"><text:span text:style-name="T28">T</text:span><text:span text:style-name="T29">he final component is the </text:span><text:span text:style-name="T11">Workspace</text:span><text:span text:style-name="T35">. </text:span><text:span text:style-name="T29">The purpose is self-explanatory; it’s the Workspace. Any node within another node becomes a logical child of that object. Any attribute becomes a property of that object; the type of the object is the name of the object. TypeConverter is used, and there are custom converters for some Lightning objects so that they can be converted from strings </text:span></text:p>
      <text:p text:style-name="P18"/>
      <text:p text:style-name="P27"><text:span text:style-name="T27">How is a DDMS file loaded? That is with a command-line argument, that is provided </text:span><text:span text:style-name="T28">to Lightning.exe – or the </text:span><text:span text:style-name="T10">Lightning Launcher</text:span><text:span text:style-name="T28">. Command-line arguments are stored as an object and sent to the DataModel. </text:span></text:p>
      <text:p text:style-name="P20"/>
      <text:p text:style-name="P27"><text:span text:style-name="T28">The </text:span><text:span text:style-name="T10">Error Manager </text:span><text:span text:style-name="T28">is then loaded. This loads all of the errors that can occur from XML </text:span><text:span text:style-name="T29">using standard .NET XML serialisation APIs</text:span><text:span text:style-name="T28">; the</text:span><text:span text:style-name="T10"> GlobalSettings</text:span><text:span text:style-name="T28"> is loaded </text:span><text:span text:style-name="T29">and serialised from XML </text:span><text:span text:style-name="T28">next.</text:span></text:p>
      <text:p text:style-name="P21"/>
      <text:p text:style-name="P29"><text:span text:style-name="T28">T</text:span><text:span text:style-name="T29">he </text:span><text:span text:style-name="T11">GlobalSettings </text:span><text:span text:style-name="T29">are engine-wide settings. They are generally not related to the DataModel – the main purpose for them currently (although there will be several) is to store the location of the Lightning.xsd XML schema that is used for serialising using DDMS, and to store a list of StartupServices. StartupServices are loaded by the SCM at init time; when any service is started its </text:span><text:span text:style-name="T11">OnStart </text:span><text:span text:style-name="T29">method is called</text:span><text:span text:style-name="T28"> </text:span><text:span text:style-name="T29">and the service is initialised. RenderService initialises SDL2 when its </text:span><text:span text:style-name="T35">Poll </text:span><text:span text:style-name="T29">method is called due to the current order of service initialisation (this will be changed), </text:span><text:span text:style-name="T32">and are loaded after the error manager. </text:span></text:p>
      <text:p text:style-name="P22"/>
      <text:p text:style-name="P22"/>
      <text:p text:style-name="P28"><text:span text:style-name="T29">S</text:span><text:span text:style-name="T25">o that’s Lightning in a nutshell – I didn’t expect this to be 1,200 word</text:span><text:span text:style-name="T30">s!</text:span></text:p>
      <text:p text:style-name="P22"/>
      <text:p text:style-name="P27"><text:span text:style-name="T28">Please note that all of this is subject to change, and likely will change – especially the launcher model. </text:span><text:span text:style-name="T35">Thank you for helping this product to become the best it can be!</text:span></text:p>
      <text:p text:style-name="P10"/>
      <text:p text:style-name="P6">Guide</text:p>
      <text:p text:style-name="P9"><text:span text:style-name="T14">A batch file has been provided to launch the engine with the test game provided with the distribution. Alternatively, </text:span><text:span text:style-name="T15">you can provide an XML file as an argument and the en</text:span><text:span text:style-name="T16">gine will launch it. There will not be any support provided for this until the Pre-Alpha SDK is launched; you can DM me (starfrost#9088) if you wish, however. </text:span></text:p>
      <text:p text:style-name="P11"><text:soft-page-break/></text:p>
      <text:p text:style-name="P24"><text:span text:style-name="T19">The loggi</text:span><text:span text:style-name="T20">ng that is provided through the console states information regarding the current state of the engine – what it is doing, how it’s doing it, etc. <text:s/></text:span><text:span text:style-name="T21">It will also print messages on error and will display a message box with error information if an Error occurred. </text:span><text:span text:style-name="T23">The Lua print(); function will also be </text:span></text:p>
      <text:p text:style-name="P12"/>
      <text:p text:style-name="P7">Plans<text:line-break/><text:span text:style-name="T18">In 2021, a Pre-Alpha SDK will be released. This release will have help files and will be supported. However, any aspect of the software is still subject to change or removal </text:span><text:span text:style-name="T23">after this time; documentation writing has recently begun. </text:span></text:p>
      <text:p text:style-name="P14"/>
      <text:p text:style-name="P30">Release Notes<text:line-break/><text:span text:style-name="T13">Changes from last public release (Tech Demo 1; build 285) – </text:span><text:span text:style-name="T17">probably missing some</text:span></text:p>
      <text:p text:style-name="P23"/>
      <text:p text:style-name="P33">API:</text:p>
      <text:p text:style-name="P33">* API Version 0.7.0:</text:p>
      <text:p text:style-name="P33">Implemented classes for basic 2D primitive objects:</text:p>
      <text:p text:style-name="P33"/>
      <text:p text:style-name="P33">Primitive is the root class for Primitive objects. It has one property - a Color4 named Colour (yes, consistency) There are currently three primitive objects in the DataModel:</text:p>
      <text:p text:style-name="P33">Line - a line. Begin and End determine the X and Y coordinates of the beginning and end of the line respectively (don't use Position!)</text:p>
      <text:p text:style-name="P33">Rectangle - a rectangle. Fill determines if it is filled. </text:p>
      <text:p text:style-name="P33">Circle - a circle. Radius determines its radius...pretty much it really. Uses trigonometry to draw a circle (x^2 + y^2 = r^2). Not the fastest algorithm, but I don't really care. Next build will allow for ovals. </text:p>
      <text:p text:style-name="P33"/>
      <text:p text:style-name="P33">Bugfixes:</text:p>
      <text:p text:style-name="P33">* Fixed a bug where the DataModel property of the DDMSSerialisationResult object returned by DDMS was null if the file was successfully serialised.</text:p>
      <text:p text:style-name="P33"/>
      <text:p text:style-name="P33">DDMS:</text:p>
      <text:p text:style-name="P33">* Color3 and Color4 can now be serialised from strings and therefore attributes as they now have converters.</text:p>
      <text:p text:style-name="P33"/>
      <text:p text:style-name="P33">Rendering:</text:p>
      <text:p text:style-name="P33">* Major RenderService refactoring:</text:p>
      <text:p text:style-name="P33">RenderService no longer renders objects - it still loads them, however. Instead, it calls a method within each object to tell it to render itself, passing it the renderer and an optional texture. This allows for far more versatile rendering. Rendering in an object class is implemented by overriding the PhysicalObject.Render() method.</text:p>
      <text:p text:style-name="P33"/>
      <text:p text:style-name="P33">Misc:</text:p>
      <text:p text:style-name="P33">* Added a temporary error message for when a file fails to load. This will be replaced with UI</text:p>
      <text:p text:style-name="P33">* Minor refactoring in DDMS</text:p>
      <text:p text:style-name="P33">* Bumped version number to 0.2 </text:p>
      <text:p text:style-name="P33">* Slightly reduced memory usage (now calls SDL_FreeSurface in addition to SDL_DestroyTexture on non-cached SDL surfaces -- SDL2_image loads a surface - which is software rendered - and Lightning converts it to a Texture using a built-in SDL function)</text:p>
      <text:p text:style-name="P33">* Added additional logging messages for texture loading and caching</text:p>
      <text:p text:style-name="P33">* The console log is no longer used for Release builds</text:p>
      <text:p text:style-name="P33"/>
      <text:p text:style-name="P33">API changes:</text:p>
      <text:p text:style-name="P33">API Version 0.9.0:</text:p>
      <text:p text:style-name="P33"><text:soft-page-break/>Major updates to `Camera`:</text:p>
      <text:p text:style-name="P33">`Camera`s can now have multiple types; this is determined by their `CameraType` property.</text:p>
      <text:p text:style-name="P33">They can also now target objects - see the `TargetName` property.</text:p>
      <text:p text:style-name="P33"/>
      <text:p text:style-name="P33">CameraType enum:</text:p>
      <text:p text:style-name="P33">`Free` - the camera is free, and can be moved throughout the level by the arrow keys or WASD. (next build will have these user-assignable)</text:p>
      <text:p text:style-name="P33">`FollowObject` - the camera will move itself as to centre an object in the middle of it. The object it targets is controlled by the `TargetName` property, where `TargetName` is the `Name` of any object that is or inherits from `PhysicalObject` in the game. - the `Target` will be able to be directly set in scripts as well. </text:p>
      <text:p text:style-name="P33">`ChaseObject` - similar to `FollowObject`, except the camera will position itself behind and slightly above the object it is targeting, as if it was recording a chase.</text:p>
      <text:p text:style-name="P33">`Fixed` - the camera will not move.</text:p>
      <text:p text:style-name="P33"/>
      <text:p text:style-name="P33">Added `PhysicalObject.OnSpawn()`: RenderService calls this after it finishes initialising and loading textures - PhysicalObjects can use this to initialise.</text:p>
      <text:p text:style-name="P33"/>
      <text:p text:style-name="P33">GameMetadata has been updated with new properties:</text:p>
      <text:p text:style-name="P33">`Name`: The name of the Game.</text:p>
      <text:p text:style-name="P33">`Version`: An optional version number for the Game.</text:p>
      <text:p text:style-name="P33"/>
      <text:p text:style-name="P33">DDMS:</text:p>
      <text:p text:style-name="P33">Added serialisation (saving) of files. Split serialisation and deserialisation into multiple files (partial classes ofc); had my terminology confused. Currently, this code isn't called by anything because it's unfinished - more work needs to be done before it will work properly.</text:p>
      <text:p text:style-name="P33"/>
      <text:p text:style-name="P33">Updated the XML schema version to 0.3.0.0006:</text:p>
      <text:p text:style-name="P33">Adds `Metadata.Name` and `Metadata.Version`: these reflect GameMetadata's Name and Version properties.</text:p>
      <text:p text:style-name="P33">Made Description and Author optional.</text:p>
      <text:p text:style-name="P33"/>
      <text:p text:style-name="P33">Other:</text:p>
      <text:p text:style-name="P33">Refactoring in various places of the engine.</text:p>
      <text:p text:style-name="P33">Added a helper method to InstanceInfo to get the value of an object from a property and an instance of the object.</text:p>
      <text:p text:style-name="P33"/>
      <text:p text:style-name="P33">ServiceControlManager:</text:p>
      <text:p text:style-name="P33">Fixed the shutdown procedure to actually clear the DataModel in the intended way.</text:p>
      <text:p text:style-name="P33"/>
      <text:p text:style-name="P33">Utilities:</text:p>
      <text:p text:style-name="P33">Overhauled `GetXmlPath` to actually work; the next build will fix the issue with XML paths as a result</text:p>
      <text:p text:style-name="P33"/>
      <text:p text:style-name="P33"/>
      <text:p text:style-name="P33">API:</text:p>
      <text:p text:style-name="P33">API Version 0.10.0:</text:p>
      <text:p text:style-name="P33"/>
      <text:p text:style-name="P33">General API stuff:</text:p>
      <text:p text:style-name="P33">Enhanced the extant Vector2, Color3, and Color4 converters to convert to strings as well as from them. This is required for XML output capabilities and therefore for the IDE.</text:p>
      <text:p text:style-name="P33"/>
      <text:p text:style-name="P33">DataModel Core and InstanceInfo:</text:p>
      <text:p text:style-name="P33">This is where most of the work today went.</text:p>
      <text:p text:style-name="P33"/>
      <text:p text:style-name="P33"><text:soft-page-break/>InstanceInfo has been substantially overhauled to add functionality to dynamically identify and store the .NET accessibility level of properties.</text:p>
      <text:p text:style-name="P33">This is done with the InstanceAccessibility enum, and is required for proper XML output capabilities. Only public properties are serialised to XML; any property may be deserialised from XML.</text:p>
      <text:p text:style-name="P33"/>
      <text:p text:style-name="P33">Therefore, many properties have been changed from public to internal, public to private and vice versa. It took almost two hours to fix all of the issues this required change caused.</text:p>
      <text:p text:style-name="P33"/>
      <text:p text:style-name="P33">Implemented Ungrouping. Ungrouping is a method on the Instance root - Ungroup - where an Instance's children are moved to be children of its parent and then the Instance is removed.</text:p>
      <text:p text:style-name="P33"/>
      <text:p text:style-name="P33">DDMS:</text:p>
      <text:p text:style-name="P33">Added XML output capability. (it was technically in the last build but it was absurdly broken and unfinished).</text:p>
      <text:p text:style-name="P33">I haven't tested it, but it should work totally fine now with the engine! (don't worry I will test it lol). </text:p>
      <text:p text:style-name="P33">DDMS now stores the last XML path; this will be moved to a static datamodel property.</text:p>
      <text:p text:style-name="P33"/>
      <text:p text:style-name="P33">GameSettings:</text:p>
      <text:p text:style-name="P33">Several new GameSettings have been implemented:</text:p>
      <text:p text:style-name="P33"/>
      <text:p text:style-name="P33">FreeCameraMoveIntensityX: The movement intensity of FreeCameras in the X direction.</text:p>
      <text:p text:style-name="P33">FreeCameraMoveIntensityY: The movement intensity of FreeCameras in the Y direction.</text:p>
      <text:p text:style-name="P33">ChaseCameraInFrontOrBehindObjectFactor: The factor by which ChaseCameras will place themselves in front or behind the object - in front is negative, behind is positive: larger is closer to the centre.</text:p>
      <text:p text:style-name="P33">ChaseCameraAboveOrBelowObjectFactor: The factor that ChaseCameras will place themselves above or below the object - above is negative, behind is positive: larger is closer to the centre.</text:p>
      <text:p text:style-name="P33"/>
      <text:p text:style-name="P33">Rewrote the Service Control Manager to store services in its Children property instead of in its RunningServices property.</text:p>
      <text:p text:style-name="P33"><text:line-break/><text:span text:style-name="T55">Fixed the Service Control Manager. Since build 395 it has stored children within its children rather than within the RunningServices property, and this caused issues that have been fixed.</text:span></text:p>
      <text:p text:style-name="P36"><text:span text:style-name="T53"/></text:p>
      <text:p text:style-name="P36"><text:span text:style-name="T53">Tokeniser:</text:span></text:p>
      <text:p text:style-name="P36"><text:span text:style-name="T53">* Minor fixes.</text:span></text:p>
      <text:p text:style-name="P36"><text:span text:style-name="T53"/></text:p>
      <text:p text:style-name="P36"><text:span text:style-name="T53">* Implemented SoundService:</text:span></text:p>
      <text:p text:style-name="P36"><text:span text:style-name="T53">Handles sound loading using SDL2_mixer.</text:span></text:p>
      <text:p text:style-name="P36"><text:span text:style-name="T53"/></text:p>
      <text:p text:style-name="P36"><text:span text:style-name="T53">Added the Sound class. Will be a 3D sound class supporting effects, but that is not presently implemented. Handles sound palying using SDL2_mixer</text:span></text:p>
      <text:p text:style-name="P36"><text:span text:style-name="T53"/></text:p>
      <text:p text:style-name="P36"><text:span text:style-name="T53">Properties:</text:span></text:p>
      <text:p text:style-name="P36"><text:span text:style-name="T53">Is3D: Unimplemented currently. Determines if this sound is a 3D (volume dependent on position, size, and target object distance) sound</text:span></text:p>
      <text:p text:style-name="P36"><text:span text:style-name="T53">Path: The path to the sound to play. MP3, OGG, FLAC, MID, MOD, and WAV files are supported.</text:span></text:p>
      <text:p text:style-name="P36"><text:span text:style-name="T53">Repeat: Determines if the sound repeats. Simple enough.</text:span></text:p>
      <text:p text:style-name="P33"><text:span text:style-name="T54">Volume: The volume of the sound. 0 to 1; multiplied by 128 to get the SDL2_mixer volume value.</text:span></text:p>
      <text:p text:style-name="P33"><text:span text:style-name="T54">Sound has been added to the test game.</text:span></text:p>
      <text:p text:style-name="P33"><text:soft-page-break/>* Began work on moving the tokeniser to an AST system</text:p>
      <text:p text:style-name="P33">* Added a lot more error checks and various things in places</text:p>
      <text:p text:style-name="P33">* Added several new DataModel launch arguments:</text:p>
      <text:p text:style-name="P33">-noinitservices: Skips service initialisation.</text:p>
      <text:p text:style-name="P33">-forceappid: Forces the AppID to be a specific ID.</text:p>
      <text:p text:style-name="P33">* Added Polaris to the list of approved namespaces for DataModel and Polaris objects.</text:p>
      <text:p text:style-name="P33">* Fixed many bugs owing from Build 395's moving of Services from as a part of the Service Control Manager to children of the SCM</text:p>
      <text:p text:style-name="P33">* Moved LaunchArgs' supporting code <text:s/>from Lightning's executable file to Lightning.Core</text:p>
      <text:p text:style-name="P33">* Lightning can now load levels that it itself has exported the XML for</text:p>
      <text:p text:style-name="P33"/>
      <text:p text:style-name="P33">Began work on the Polaris Development Environment. This will be Lightning's IDE and is currently implemented across Polaris.exe, Polaris.Core.dll, and Polaris.UI.dll; tabs are implemented in Polaris.UI and dynamically loaded from Tabs.xml in Content\Polaris. </text:p>
      <text:p text:style-name="P33"/>
      <text:p text:style-name="P33">Currently only loading a game, loading tabs, and viewing the about box is functional.</text:p>
      <text:p text:style-name="P33"/>
      <text:p text:style-name="P33">Many other changes I forget about lmao</text:p>
      <text:p text:style-name="P33">The "NoIDE" installer does not install Polaris, as it is very preliminary, subject to change, and unstable.</text:p>
      <text:p text:style-name="P33"/>
      <text:p text:style-name="P33">* Rewrote the circle drawing algorithm to be several thousand times faster.</text:p>
      <text:p text:style-name="P33">* Removed all LightningScript scripting and replaced it with Lua.<text:line-break/>* Removed the DataModel’s constructor; Init now must be called instead of it.<text:line-break/>* Added Humanoids and the ControllableObject class.<text:line-break/>Humanoids are the player objects.<text:line-break/><text:span text:style-name="T56"> <text:s text:c="7"/>/// &lt;summary&gt;</text:span></text:p>
      <text:p text:style-name="P33"><text:span text:style-name="T56"><text:s text:c="8"/>/// The name of the character. Will be implemented when UI is implemented.</text:span></text:p>
      <text:p text:style-name="P33"><text:span text:style-name="T56"><text:s text:c="8"/>/// &lt;/summary&gt;</text:span></text:p>
      <text:p text:style-name="P33"><text:span text:style-name="T56"><text:s text:c="8"/>public string CharName { get; set; }</text:span></text:p>
      <text:p text:style-name="P33"><text:span text:style-name="T56"/></text:p>
      <text:p text:style-name="P33"><text:span text:style-name="T56"><text:s text:c="8"/>/// &lt;summary&gt;</text:span></text:p>
      <text:p text:style-name="P33"><text:span text:style-name="T56"><text:s text:c="8"/>/// The current health of the character. </text:span></text:p>
      <text:p text:style-name="P33"><text:span text:style-name="T56"><text:s text:c="8"/>/// &lt;/summary&gt;</text:span></text:p>
      <text:p text:style-name="P33"><text:span text:style-name="T56"><text:s text:c="8"/>public int Health { get; set; }</text:span></text:p>
      <text:p text:style-name="P33"><text:span text:style-name="T56"/></text:p>
      <text:p text:style-name="P33"><text:span text:style-name="T56"><text:s text:c="8"/>/// &lt;summary&gt;</text:span></text:p>
      <text:p text:style-name="P33"><text:span text:style-name="T56"><text:s text:c="8"/>/// The maximum health of the character.</text:span></text:p>
      <text:p text:style-name="P33"><text:span text:style-name="T56"><text:s text:c="8"/>/// &lt;/summary&gt;</text:span></text:p>
      <text:p text:style-name="P33"><text:span text:style-name="T56"><text:s text:c="8"/>public int MaxHealth { get; set; }</text:span></text:p>
      <text:p text:style-name="P33"><text:span text:style-name="T56"/></text:p>
      <text:p text:style-name="P33"><text:span text:style-name="T56"><text:s text:c="8"/>/// &lt;summary&gt;</text:span></text:p>
      <text:p text:style-name="P33"><text:span text:style-name="T56"><text:s text:c="8"/>/// Is the character invincible?</text:span></text:p>
      <text:p text:style-name="P33"><text:span text:style-name="T56"><text:s text:c="8"/>/// &lt;/summary&gt;</text:span></text:p>
      <text:p text:style-name="P33"><text:span text:style-name="T56"><text:s text:c="8"/>public bool Invincible { get; set; }</text:span></text:p>
      <text:p text:style-name="P33"><text:span text:style-name="T56"/></text:p>
      <text:p text:style-name="P33"><text:span text:style-name="T56"><text:s text:c="8"/>/// &lt;summary&gt;</text:span></text:p>
      <text:p text:style-name="P33"><text:span text:style-name="T56"><text:s text:c="8"/>/// Kill plane: If the player's X &amp; Y coordinates are larger than this properties' X &amp; Y values, it will die</text:span></text:p>
      <text:p text:style-name="P33"><text:span text:style-name="T56"><text:s text:c="8"/>/// &lt;/summary&gt;</text:span></text:p>
      <text:p text:style-name="P33"><text:span text:style-name="T56"><text:s text:c="8"/>public Vector2 KillPlane { get; set; }</text:span></text:p>
      <text:p text:style-name="P33"><text:span text:style-name="T56"/></text:p>
      <text:p text:style-name="P33"><text:span text:style-name="T56"><text:s text:c="8"/>/// &lt;summary&gt;</text:span></text:p>
      <text:p text:style-name="P33"><text:span text:style-name="T56"><text:s text:c="8"/>/// Respawn point: TODO: MAKE LIST</text:span></text:p>
      <text:p text:style-name="P33"><text:span text:style-name="T56"><text:s text:c="8"/>/// &lt;/summary&gt;</text:span></text:p>
      <text:p text:style-name="P33"><text:span text:style-name="T56"><text:s text:c="8"/>public Vector2 RespawnPoint { get; set; }</text:span></text:p>
      <text:p text:style-name="P33"><text:span text:style-name="T56"/></text:p>
      <text:p text:style-name="P37"><text:span text:style-name="T57"><text:s text:c="8"/>/// &lt;summary&gt;</text:span></text:p>
      <text:p text:style-name="P37"><text:soft-page-break/><text:span text:style-name="T57"><text:s text:c="8"/>/// Low health colour.</text:span></text:p>
      <text:p text:style-name="P37"><text:span text:style-name="T57"><text:s text:c="8"/>/// &lt;/summary&gt;</text:span></text:p>
      <text:p text:style-name="P37"><text:span text:style-name="T57"><text:s text:c="8"/>public Color3 LowHealthColour { get; set; }</text:span></text:p>
      <text:p text:style-name="P37"><text:span text:style-name="T57"/></text:p>
      <text:p text:style-name="P37"><text:span text:style-name="T57"><text:s text:c="8"/>/// &lt;summary&gt;</text:span></text:p>
      <text:p text:style-name="P37"><text:span text:style-name="T57"><text:s text:c="8"/>/// Medium health colour.</text:span></text:p>
      <text:p text:style-name="P37"><text:span text:style-name="T57"><text:s text:c="8"/>/// &lt;/summary&gt;</text:span></text:p>
      <text:p text:style-name="P37"><text:span text:style-name="T57"><text:s text:c="8"/>public Color3 MediumHealthColour { get; set; }</text:span></text:p>
      <text:p text:style-name="P37"><text:span text:style-name="T57"/></text:p>
      <text:p text:style-name="P37"><text:span text:style-name="T57"><text:s text:c="8"/>/// &lt;summary&gt;</text:span></text:p>
      <text:p text:style-name="P37"><text:span text:style-name="T57"><text:s text:c="8"/>/// High health colour.</text:span></text:p>
      <text:p text:style-name="P37"><text:span text:style-name="T57"><text:s text:c="8"/>/// &lt;/summary&gt;</text:span></text:p>
      <text:p text:style-name="P37"><text:span text:style-name="T57"><text:s text:c="8"/>public Color3 HighHealthColour { get; set; }</text:span></text:p>
      <text:p text:style-name="P37"><text:span text:style-name="T57"/></text:p>
      <text:p text:style-name="P37"><text:span text:style-name="T57"><text:s text:c="8"/>/// &lt;summary&gt;</text:span></text:p>
      <text:p text:style-name="P37"><text:span text:style-name="T57"><text:s text:c="8"/>/// Low health colour threshold. </text:span></text:p>
      <text:p text:style-name="P37"><text:span text:style-name="T57"><text:s text:c="8"/>/// &lt;/summary&gt;</text:span></text:p>
      <text:p text:style-name="P37"><text:span text:style-name="T57"><text:s text:c="8"/>public double LowHealthThreshold { get; set; }</text:span></text:p>
      <text:p text:style-name="P37"><text:span text:style-name="T57"/></text:p>
      <text:p text:style-name="P37"><text:span text:style-name="T57"><text:s text:c="8"/>/// &lt;summary&gt;</text:span></text:p>
      <text:p text:style-name="P37"><text:span text:style-name="T57"><text:s text:c="8"/>/// Medium health colour threshold. </text:span></text:p>
      <text:p text:style-name="P37"><text:span text:style-name="T57"><text:s text:c="8"/>/// &lt;/summary&gt;</text:span></text:p>
      <text:p text:style-name="P37"><text:span text:style-name="T57"><text:s text:c="8"/>public double MediumHealthThreshold { get; set; }</text:span></text:p>
      <text:p text:style-name="P37"><text:span text:style-name="T57"/></text:p>
      <text:p text:style-name="P37"><text:span text:style-name="T57"><text:s text:c="8"/>/// &lt;summary&gt;</text:span></text:p>
      <text:p text:style-name="P37"><text:span text:style-name="T57"><text:s text:c="8"/>/// High health colour threshold. </text:span></text:p>
      <text:p text:style-name="P37"><text:span text:style-name="T57"><text:s text:c="8"/>/// &lt;/summary&gt;</text:span></text:p>
      <text:p text:style-name="P37"><text:span text:style-name="T57"><text:s text:c="8"/>public double HighHealthThreshold { get; set; }</text:span></text:p>
      <text:p text:style-name="P37"><text:span text:style-name="T57"/></text:p>
      <text:p text:style-name="P37"><text:span text:style-name="T57"><text:s text:c="8"/>/// &lt;summary&gt;</text:span></text:p>
      <text:p text:style-name="P37"><text:span text:style-name="T57"><text:s text:c="8"/>/// Triggers the name being displayed or not.</text:span></text:p>
      <text:p text:style-name="P37"><text:span text:style-name="T57"><text:s text:c="8"/>/// &lt;/summary&gt;</text:span></text:p>
      <text:p text:style-name="P37"><text:span text:style-name="T57"><text:s text:c="8"/>public bool DisplayName { get; set; }</text:span></text:p>
      <text:p text:style-name="P37"><text:span text:style-name="T57"/></text:p>
      <text:p text:style-name="P37"><text:span text:style-name="T57"><text:s text:c="8"/>/// &lt;summary&gt;</text:span></text:p>
      <text:p text:style-name="P37"><text:span text:style-name="T57"><text:s text:c="8"/>/// Displays the health bar if true.</text:span></text:p>
      <text:p text:style-name="P37"><text:span text:style-name="T57"><text:s text:c="8"/>/// &lt;/summary&gt;</text:span></text:p>
      <text:p text:style-name="P37"><text:span text:style-name="T57"><text:s text:c="8"/>public bool DisplayHealthBar { get; set; }</text:span></text:p>
      <text:p text:style-name="P37"><text:span text:style-name="T57"/></text:p>
      <text:p text:style-name="P37"><text:span text:style-name="T57"><text:s text:c="8"/>/// &lt;summary&gt;</text:span></text:p>
      <text:p text:style-name="P37"><text:span text:style-name="T57"><text:s text:c="8"/>/// Length of this object's health bar</text:span></text:p>
      <text:p text:style-name="P37"><text:span text:style-name="T57"><text:s text:c="8"/>/// &lt;/summary&gt;</text:span></text:p>
      <text:p text:style-name="P37"><text:span text:style-name="T57"><text:s text:c="8"/>public int HealthBarLength { get; set; }</text:span></text:p>
      <text:p text:style-name="P37"><text:span text:style-name="T57"/></text:p>
      <text:p text:style-name="P37"><text:span text:style-name="T57"><text:s text:c="8"/>/// &lt;summary&gt;</text:span></text:p>
      <text:p text:style-name="P37"><text:span text:style-name="T57"><text:s text:c="8"/>/// Health bar second colour - used for the areas of the health bar that don't have health</text:span></text:p>
      <text:p text:style-name="P37"><text:span text:style-name="T57"><text:s text:c="8"/>/// &lt;/summary&gt;</text:span></text:p>
      <text:p text:style-name="P37"><text:soft-page-break/><text:span text:style-name="T57"><text:s text:c="8"/>public Color3 HealthBarColour2 { get; set; }</text:span></text:p>
      <text:p text:style-name="P37"><text:span text:style-name="T57"/></text:p>
      <text:p text:style-name="P37"><text:span text:style-name="T57"><text:s text:c="8"/>/// &lt;summary&gt;</text:span></text:p>
      <text:p text:style-name="P37"><text:span text:style-name="T57"><text:s text:c="8"/>/// Key used for moving left.</text:span></text:p>
      <text:p text:style-name="P37"><text:span text:style-name="T57"><text:s text:c="8"/>/// &lt;/summary&gt;</text:span></text:p>
      <text:p text:style-name="P37"><text:span text:style-name="T57"><text:s text:c="8"/>public string KeyLeft { get; set; }</text:span></text:p>
      <text:p text:style-name="P37"><text:span text:style-name="T57"/></text:p>
      <text:p text:style-name="P37"><text:span text:style-name="T57"><text:s text:c="8"/>/// &lt;summary&gt;</text:span></text:p>
      <text:p text:style-name="P37"><text:span text:style-name="T57"><text:s text:c="8"/>/// Key used for moving right</text:span></text:p>
      <text:p text:style-name="P37"><text:span text:style-name="T57"><text:s text:c="8"/>/// &lt;/summary&gt;</text:span></text:p>
      <text:p text:style-name="P37"><text:span text:style-name="T57"><text:s text:c="8"/>public string KeyRight { get; set; }</text:span></text:p>
      <text:p text:style-name="P37"><text:span text:style-name="T57"/></text:p>
      <text:p text:style-name="P37"><text:span text:style-name="T57"><text:s text:c="8"/>/// &lt;summary&gt;</text:span></text:p>
      <text:p text:style-name="P37"><text:span text:style-name="T57"><text:s text:c="8"/>/// Key used for jumping</text:span></text:p>
      <text:p text:style-name="P37"><text:span text:style-name="T57"><text:s text:c="8"/>/// &lt;/summary&gt;</text:span></text:p>
      <text:p text:style-name="P37"><text:span text:style-name="T57"><text:s text:c="8"/>public string KeyJump { get; set; }</text:span></text:p>
      <text:p text:style-name="P33"><text:span text:style-name="T56"/></text:p>
      <text:p text:style-name="P35"><text:span text:style-name="T58">Implemented the Sky object and Sky API. A Sky object is essentially a level background; it is an object that automatically (unless its </text:span><text:span text:style-name="T61">ForceToBack</text:span><text:span text:style-name="T58"> property is set to false) forces itself behind all other objects (by setting its ZIndex to -2147483647) and, if its Position property is not set, will force itself to (0,0) and, if its Size property is not set, will force itself to the size of the screen.</text:span></text:p>
      <text:p text:style-name="P35"><text:span text:style-name="T58"/></text:p>
      <text:p text:style-name="P34"><text:span text:style-name="T59">Implemented Lua scripting: <text:line-break/><text:tab/></text:span><text:span text:style-name="T62">Script </text:span><text:span text:style-name="T59">is a Lua script. Its Content property is currently passed to Nlua’s DoString.</text:span></text:p>
      <text:p text:style-name="P35"><text:span text:style-name="T58"><text:tab/></text:span><text:span text:style-name="T61">GlobalSettings.MaxLuaScriptExecutionTime </text:span><text:span text:style-name="T58">is the maximum execution time of a Lua script. Currently it is set to 300ms; Lightning will kill the script if it executes longer than that. In the future you will be able to yield with </text:span><text:span text:style-name="T61">Wait(); </text:span></text:p>
      <text:p text:style-name="P34"><text:span text:style-name="T59"><text:tab/></text:span></text:p>
      <text:p text:style-name="P34"><text:span text:style-name="T59">Begun working on Lua script documentation.</text:span></text:p>
      <text:p text:style-name="P34"><text:span text:style-name="T59"/></text:p>
      <text:p text:style-name="P34"><text:span text:style-name="T59">Implemented the </text:span><text:span text:style-name="T62">CoreScript </text:span><text:span text:style-name="T59">API:</text:span></text:p>
      <text:p text:style-name="P34"><text:span text:style-name="T59">CoreScripts are an </text:span><text:span text:style-name="T64">INTERNAL ONLY</text:span><text:span text:style-name="T59"> Lightning API </text:span><text:span text:style-name="T60">that deal with setting up Lightning’s Lua script environment. They do such things as enforce sandboxing and set up the Lua global environment. They </text:span><text:span text:style-name="T65">CANNOT</text:span><text:span text:style-name="T60"> be loaded from XML and are </text:span><text:span text:style-name="T65">NOT</text:span><text:span text:style-name="T63"> </text:span><text:span text:style-name="T69">for use in games. They are also not presently implemented, but will be soon. They exist for internal security purposes only and should not be modified!</text:span></text:p>
      <text:p text:style-name="P34"><text:span text:style-name="T69"><text:line-break/>* </text:span><text:span text:style-name="T70">Added several performance testing XML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1" svg:font-family="Consolas, 'Andale Mono WT', 'Andale Mono', 'Lucida Console', 'Lucida Sans Typewriter', 'DejaVu Sans Mono', 'Bitstream Vera Sans Mono', 'Liberation Mono', 'Nimbus Mono L', Monaco, 'Courier New', Courier, monospace"/>
    <style:font-face style:name="Whitney" svg:font-family="Whitney, 'Helvetica Neue', Helvetica, Arial,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0b5ae6"/>
    </style:style>
    <style:style style:name="MT1" style:family="text">
      <style:text-properties fo:font-size="18pt" fo:font-weight="bold" officeooo:rsid="000b5ae6" style:font-size-asian="15.75pt" style:font-weight-asian="bold" style:font-size-complex="18pt" style:font-weight-complex="bold"/>
    </style:style>
    <style:style style:name="MT2" style:family="text">
      <style:text-properties fo:font-size="18pt" officeooo:rsid="000b5ae6" style:font-size-asian="15.75pt" style:font-size-complex="18pt"/>
    </style:style>
    <style:style style:name="MT3" style:family="text">
      <style:text-properties fo:font-size="18pt" officeooo:rsid="00295482" style:font-size-asian="15.75pt" style:font-size-complex="18pt"/>
    </style:style>
    <style:style style:name="MT4" style:family="text">
      <style:text-properties fo:font-size="18pt" officeooo:rsid="00227c8b" style:font-size-asian="15.75pt" style:font-size-complex="18pt"/>
    </style:style>
    <style:style style:name="MT5" style:family="text">
      <style:text-properties fo:font-size="18pt" officeooo:rsid="0018a33e" style:font-size-asian="15.75pt" style:font-size-complex="18pt"/>
    </style:style>
    <style:style style:name="MT6" style:family="text">
      <style:text-properties fo:font-size="11pt" fo:font-style="italic" officeooo:rsid="00227c8b" style:font-size-asian="9.60000038146973pt" style:font-style-asian="italic" style:font-size-complex="11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Lightning </text:span><text:span text:style-name="MT2">Milestone </text:span><text:span text:style-name="MT3">3.5</text:span><text:span text:style-name="MT2"> (Technology Demo </text:span><text:span text:style-name="MT4">2</text:span><text:span text:style-name="MT2">; </text:span><text:span text:style-name="MT5">Build </text:span><text:span text:style-name="MT4">600</text:span><text:span text:style-name="MT2">) Readme<text:line-break/></text:span><text:span text:style-name="MT6">June 6, 2021</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8T14:02:20.590000000</meta:creation-date>
    <dc:date>2021-06-06T21:19:40.810000000</dc:date>
    <meta:editing-duration>PT8H6M</meta:editing-duration>
    <meta:editing-cycles>14</meta:editing-cycles>
    <meta:generator>LibreOffice/7.0.3.1$Windows_X86_64 LibreOffice_project/d7547858d014d4cf69878db179d326fc3483e082</meta:generator>
    <meta:document-statistic meta:table-count="0" meta:image-count="0" meta:object-count="0" meta:page-count="8" meta:paragraph-count="203" meta:word-count="3127" meta:character-count="19921" meta:non-whitespace-character-count="16329"/>
  </office:meta>
</office:document-meta>
</file>